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5.19">
            <text:p>25.190</text:p>
          </table:table-cell>
          <table:table-cell office:value-type="float" office:value="10">
            <text:p>10</text:p>
          </table:table-cell>
          <table:table-cell table:formula="of:=[.C3]*1.01" office:value-type="float" office:value="27.8254313391082">
            <text:p>27.8254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43.2680486523569">
            <text:p>43.2680</text:p>
          </table:table-cell>
          <table:table-cell table:style-name="ce7" office:value-type="float" office:value="24.93">
            <text:p>24.9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7.5382295865013">
            <text:p>27.5382</text:p>
          </table:table-cell>
          <table:table-cell table:style-name="ce7" office:value-type="float" office:value="24.9">
            <text:p>24.9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7.505090922739">
            <text:p>27.5051</text:p>
          </table:table-cell>
          <table:table-cell table:style-name="ce7" office:value-type="float" office:value="25.47">
            <text:p>25.47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8.1347255342234">
            <text:p>28.134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5.19">
            <text:p>25.1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7.549932018919">
            <text:p>27.5499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42.8396521310464">
            <text:p>42.8397</text:p>
          </table:table-cell>
          <table:table-cell table:style-name="ce8" table:formula="of:=[.S2]" office:value-type="float" office:value="24.93">
            <text:p>24.9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7.2655738480211">
            <text:p>27.2656</text:p>
          </table:table-cell>
          <table:table-cell table:style-name="ce8" table:formula="of:=[.V2]" office:value-type="float" office:value="24.9">
            <text:p>24.9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7.2327632898406">
            <text:p>27.2328</text:p>
          </table:table-cell>
          <table:table-cell table:style-name="ce8" table:formula="of:=[.Y2]" office:value-type="float" office:value="25.47">
            <text:p>25.47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7.8561638952707">
            <text:p>27.8562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5.19">
            <text:p>25.1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7.2771604147713">
            <text:p>27.2772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42.4154971594519">
            <text:p>42.4155</text:p>
          </table:table-cell>
          <table:table-cell table:style-name="ce8" table:formula="of:=[.S3]" office:value-type="float" office:value="24.93">
            <text:p>24.9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6.995617671308">
            <text:p>26.9956</text:p>
          </table:table-cell>
          <table:table-cell table:style-name="ce8" table:formula="of:=[.V3]" office:value-type="float" office:value="24.9">
            <text:p>24.9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9631319701392">
            <text:p>26.9631</text:p>
          </table:table-cell>
          <table:table-cell table:style-name="ce8" table:formula="of:=[.Y3]" office:value-type="float" office:value="25.47">
            <text:p>25.47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7.5803602923472">
            <text:p>27.58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5.19">
            <text:p>25.1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7.0070895195756">
            <text:p>27.0071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41.9955417420316">
            <text:p>41.9955</text:p>
          </table:table-cell>
          <table:table-cell table:style-name="ce8" table:formula="of:=[.S4]" office:value-type="float" office:value="24.93">
            <text:p>24.9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6.7283343280278">
            <text:p>26.7283</text:p>
          </table:table-cell>
          <table:table-cell table:style-name="ce8" table:formula="of:=[.V4]" office:value-type="float" office:value="24.9">
            <text:p>24.9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6.6961702674645">
            <text:p>26.6962</text:p>
          </table:table-cell>
          <table:table-cell table:style-name="ce8" table:formula="of:=[.Y4]" office:value-type="float" office:value="25.47">
            <text:p>25.47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7.3072874181655">
            <text:p>27.3073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5.19">
            <text:p>25.1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6.7396925936392">
            <text:p>26.7397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41.5797442990412">
            <text:p>41.5797</text:p>
          </table:table-cell>
          <table:table-cell table:style-name="ce8" table:formula="of:=[.S5]" office:value-type="float" office:value="24.93">
            <text:p>24.9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6.4636973544829">
            <text:p>26.4637</text:p>
          </table:table-cell>
          <table:table-cell table:style-name="ce8" table:formula="of:=[.V5]" office:value-type="float" office:value="24.9">
            <text:p>24.9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6.4318517499649">
            <text:p>26.4319</text:p>
          </table:table-cell>
          <table:table-cell table:style-name="ce8" table:formula="of:=[.Y5]" office:value-type="float" office:value="25.47">
            <text:p>25.47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7.0369182358075">
            <text:p>27.0369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5.19">
            <text:p>25.19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26.474943162019">
            <text:p>26.4749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41.168063662417">
            <text:p>41.1681</text:p>
          </table:table-cell>
          <table:table-cell table:style-name="ce8" table:formula="of:=[.S6]" office:value-type="float" office:value="24.93">
            <text:p>24.9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6.201680548993">
            <text:p>26.2017</text:p>
          </table:table-cell>
          <table:table-cell table:style-name="ce8" table:formula="of:=[.V6]" office:value-type="float" office:value="24.9">
            <text:p>24.9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6.17015024749">
            <text:p>26.1702</text:p>
          </table:table-cell>
          <table:table-cell table:style-name="ce8" table:formula="of:=[.Y6]" office:value-type="float" office:value="25.47">
            <text:p>25.47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6.769225976047">
            <text:p>26.7692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5.19">
            <text:p>25.1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6.2128150119">
            <text:p>26.2128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40.7604590717">
            <text:p>40.7605</text:p>
          </table:table-cell>
          <table:table-cell table:style-name="ce8" table:formula="of:=[.S7]" office:value-type="float" office:value="24.93">
            <text:p>24.9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5.9422579693">
            <text:p>25.9423</text:p>
          </table:table-cell>
          <table:table-cell table:style-name="ce8" table:formula="of:=[.V7]" office:value-type="float" office:value="24.9">
            <text:p>24.9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911039849">
            <text:p>25.9110</text:p>
          </table:table-cell>
          <table:table-cell table:style-name="ce8" table:formula="of:=[.Y7]" office:value-type="float" office:value="25.47">
            <text:p>25.47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6.5041841347">
            <text:p>26.504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5.19">
            <text:p>25.1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5.95328219">
            <text:p>25.9533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40.35689017">
            <text:p>40.3569</text:p>
          </table:table-cell>
          <table:table-cell table:style-name="ce8" table:formula="of:=[.S8]" office:value-type="float" office:value="24.93">
            <text:p>24.9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5.68540393">
            <text:p>25.6854</text:p>
          </table:table-cell>
          <table:table-cell table:style-name="ce8" table:formula="of:=[.V8]" office:value-type="float" office:value="24.9">
            <text:p>24.9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5.6544949">
            <text:p>25.6545</text:p>
          </table:table-cell>
          <table:table-cell table:style-name="ce8" table:formula="of:=[.Y8]" office:value-type="float" office:value="25.47">
            <text:p>25.47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6.24176647">
            <text:p>26.2418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5.19">
            <text:p>25.19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5.696319">
            <text:p>25.6963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39.957317">
            <text:p>39.9573</text:p>
          </table:table-cell>
          <table:table-cell table:style-name="ce8" table:formula="of:=[.S9]" office:value-type="float" office:value="24.93">
            <text:p>24.9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5.431093">
            <text:p>25.4311</text:p>
          </table:table-cell>
          <table:table-cell table:style-name="ce8" table:formula="of:=[.V9]" office:value-type="float" office:value="24.9">
            <text:p>24.9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5.40049">
            <text:p>25.4005</text:p>
          </table:table-cell>
          <table:table-cell table:style-name="ce8" table:formula="of:=[.Y9]" office:value-type="float" office:value="25.47">
            <text:p>25.47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5.981947">
            <text:p>25.981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5.19">
            <text:p>25.19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5.4419">
            <text:p>25.4419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39.5617">
            <text:p>39.5617</text:p>
          </table:table-cell>
          <table:table-cell table:style-name="ce8" table:formula="of:=[.S10]" office:value-type="float" office:value="24.93">
            <text:p>24.9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5.1793">
            <text:p>25.1793</text:p>
          </table:table-cell>
          <table:table-cell table:style-name="ce8" table:formula="of:=[.V10]" office:value-type="float" office:value="24.9">
            <text:p>24.9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5.149">
            <text:p>25.1490</text:p>
          </table:table-cell>
          <table:table-cell table:style-name="ce8" table:formula="of:=[.Y10]" office:value-type="float" office:value="25.47">
            <text:p>25.47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5.7247">
            <text:p>25.7247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5.19">
            <text:p>25.19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5.19">
            <text:p>25.19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39.17">
            <text:p>39.1700</text:p>
          </table:table-cell>
          <table:table-cell table:style-name="ce8" table:formula="of:=[.S11]" office:value-type="float" office:value="24.93">
            <text:p>24.9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4.93">
            <text:p>24.9300</text:p>
          </table:table-cell>
          <table:table-cell table:style-name="ce8" table:formula="of:=[.V11]" office:value-type="float" office:value="24.9">
            <text:p>24.9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9">
            <text:p>24.9000</text:p>
          </table:table-cell>
          <table:table-cell table:style-name="ce8" table:formula="of:=[.Y11]" office:value-type="float" office:value="25.47">
            <text:p>25.47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5.47">
            <text:p>25.47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5.19">
            <text:p>25.19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4.9405940594059">
            <text:p>24.9406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39.17">
            <text:p>39.17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38.7821782178218">
            <text:p>38.7822</text:p>
          </table:table-cell>
          <table:table-cell table:style-name="ce8" table:formula="of:=[.S12]" office:value-type="float" office:value="24.93">
            <text:p>24.93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4.6831683168317">
            <text:p>24.6832</text:p>
          </table:table-cell>
          <table:table-cell table:style-name="ce8" table:formula="of:=[.V12]" office:value-type="float" office:value="24.9">
            <text:p>24.9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4.6534653465347">
            <text:p>24.6535</text:p>
          </table:table-cell>
          <table:table-cell table:style-name="ce8" table:formula="of:=[.Y12]" office:value-type="float" office:value="25.47">
            <text:p>25.47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5.2178217821782">
            <text:p>25.2178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5.19">
            <text:p>25.19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4.6936574845603">
            <text:p>24.6937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39.17">
            <text:p>39.17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38.3981962552691">
            <text:p>38.3982</text:p>
          </table:table-cell>
          <table:table-cell table:style-name="ce8" table:formula="of:=[.S13]" office:value-type="float" office:value="24.93">
            <text:p>24.93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4.4387805117145">
            <text:p>24.4388</text:p>
          </table:table-cell>
          <table:table-cell table:style-name="ce8" table:formula="of:=[.V13]" office:value-type="float" office:value="24.9">
            <text:p>24.9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4.4093716302323">
            <text:p>24.4094</text:p>
          </table:table-cell>
          <table:table-cell table:style-name="ce8" table:formula="of:=[.Y13]" office:value-type="float" office:value="25.47">
            <text:p>25.47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4.9681403783943">
            <text:p>24.9681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5.19">
            <text:p>25.1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4.4491658262974">
            <text:p>24.4492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38.0180160943258">
            <text:p>38.0180</text:p>
          </table:table-cell>
          <table:table-cell table:style-name="ce8" table:formula="of:=[.S14]" office:value-type="float" office:value="24.93">
            <text:p>24.9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4.1968123878362">
            <text:p>24.1968</text:p>
          </table:table-cell>
          <table:table-cell table:style-name="ce8" table:formula="of:=[.V14]" office:value-type="float" office:value="24.9">
            <text:p>24.9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4.1676946833983">
            <text:p>24.1677</text:p>
          </table:table-cell>
          <table:table-cell table:style-name="ce8" table:formula="of:=[.Y14]" office:value-type="float" office:value="25.47">
            <text:p>25.47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4.7209310677171">
            <text:p>24.720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5.19">
            <text:p>25.1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4.2070948775221">
            <text:p>24.2071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37.6416000933919">
            <text:p>37.6416</text:p>
          </table:table-cell>
          <table:table-cell table:style-name="ce8" table:formula="of:=[.S15]" office:value-type="float" office:value="24.93">
            <text:p>24.9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3.9572399879566">
            <text:p>23.9572</text:p>
          </table:table-cell>
          <table:table-cell table:style-name="ce8" table:formula="of:=[.V15]" office:value-type="float" office:value="24.9">
            <text:p>24.9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9284105776221">
            <text:p>23.9284</text:p>
          </table:table-cell>
          <table:table-cell table:style-name="ce8" table:formula="of:=[.Y15]" office:value-type="float" office:value="25.47">
            <text:p>25.47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4.4761693739773">
            <text:p>24.4762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5.19">
            <text:p>25.19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3.967420670814">
            <text:p>23.9674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37.2689109835563">
            <text:p>37.2689</text:p>
          </table:table-cell>
          <table:table-cell table:style-name="ce8" table:formula="of:=[.S16]" office:value-type="float" office:value="24.93">
            <text:p>24.9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23.7200395920362">
            <text:p>23.7200</text:p>
          </table:table-cell>
          <table:table-cell table:style-name="ce8" table:formula="of:=[.V16]" office:value-type="float" office:value="24.9">
            <text:p>24.9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3.691495621408">
            <text:p>23.6915</text:p>
          </table:table-cell>
          <table:table-cell table:style-name="ce8" table:formula="of:=[.Y16]" office:value-type="float" office:value="25.47">
            <text:p>25.47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4.2338310633439">
            <text:p>24.233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5.19">
            <text:p>25.1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3.7301194760535">
            <text:p>23.7301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36.8999118649073">
            <text:p>36.8999</text:p>
          </table:table-cell>
          <table:table-cell table:style-name="ce8" table:formula="of:=[.S17]" office:value-type="float" office:value="24.93">
            <text:p>24.9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23.4851877148874">
            <text:p>23.4852</text:p>
          </table:table-cell>
          <table:table-cell table:style-name="ce8" table:formula="of:=[.V17]" office:value-type="float" office:value="24.9">
            <text:p>24.9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3.4569263578297">
            <text:p>23.4569</text:p>
          </table:table-cell>
          <table:table-cell table:style-name="ce8" table:formula="of:=[.Y17]" office:value-type="float" office:value="25.47">
            <text:p>25.47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3.9938921419246">
            <text:p>23.9939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5.19">
            <text:p>25.1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3.4951677980727">
            <text:p>23.4952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36.5345662028785">
            <text:p>36.5346</text:p>
          </table:table-cell>
          <table:table-cell table:style-name="ce8" table:formula="of:=[.S18]" office:value-type="float" office:value="24.93">
            <text:p>24.9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23.2526611038489">
            <text:p>23.2527</text:p>
          </table:table-cell>
          <table:table-cell table:style-name="ce8" table:formula="of:=[.V18]" office:value-type="float" office:value="24.9">
            <text:p>24.9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3.2246795622077">
            <text:p>23.2247</text:p>
          </table:table-cell>
          <table:table-cell table:style-name="ce8" table:formula="of:=[.Y18]" office:value-type="float" office:value="25.47">
            <text:p>25.47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3.7563288533907">
            <text:p>23.7563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5.19">
            <text:p>25.1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3.2625423743294">
            <text:p>23.2625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36.1728378246322">
            <text:p>36.1728</text:p>
          </table:table-cell>
          <table:table-cell table:style-name="ce8" table:formula="of:=[.S19]" office:value-type="float" office:value="24.93">
            <text:p>24.9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23.022436736484">
            <text:p>23.0224</text:p>
          </table:table-cell>
          <table:table-cell table:style-name="ce8" table:formula="of:=[.V19]" office:value-type="float" office:value="24.9">
            <text:p>24.9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9947322398096">
            <text:p>22.9947</text:p>
          </table:table-cell>
          <table:table-cell table:style-name="ce8" table:formula="of:=[.Y19]" office:value-type="float" office:value="25.47">
            <text:p>25.47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3.5211176766245">
            <text:p>23.5211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5.19">
            <text:p>25.1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3.0322201726034">
            <text:p>23.0322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35.8146909154774">
            <text:p>35.8147</text:p>
          </table:table-cell>
          <table:table-cell table:style-name="ce8" table:formula="of:=[.S20]" office:value-type="float" office:value="24.93">
            <text:p>24.9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22.794491818301">
            <text:p>22.7945</text:p>
          </table:table-cell>
          <table:table-cell table:style-name="ce8" table:formula="of:=[.V20]" office:value-type="float" office:value="24.9">
            <text:p>24.9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7670616235738">
            <text:p>22.7671</text:p>
          </table:table-cell>
          <table:table-cell table:style-name="ce8" table:formula="of:=[.Y20]" office:value-type="float" office:value="25.47">
            <text:p>25.47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3.2882353233906">
            <text:p>23.2882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5.19">
            <text:p>25.1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2.8041783887162">
            <text:p>22.8042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35.4600900153241">
            <text:p>35.4601</text:p>
          </table:table-cell>
          <table:table-cell table:style-name="ce8" table:formula="of:=[.S21]" office:value-type="float" office:value="24.93">
            <text:p>24.9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22.5688037804961">
            <text:p>22.5688</text:p>
          </table:table-cell>
          <table:table-cell table:style-name="ce8" table:formula="of:=[.V21]" office:value-type="float" office:value="24.9">
            <text:p>24.9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2.5416451718553">
            <text:p>22.5416</text:p>
          </table:table-cell>
          <table:table-cell table:style-name="ce8" table:formula="of:=[.Y21]" office:value-type="float" office:value="25.47">
            <text:p>25.47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3.0576587360303">
            <text:p>23.057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6.93">
            <text:p>26.930</text:p>
          </table:table-cell>
          <table:table-cell office:value-type="float" office:value="10">
            <text:p>10</text:p>
          </table:table-cell>
          <table:table-cell table:formula="of:=[.C26]*1.01" office:value-type="float" office:value="29.7474738373237">
            <text:p>29.7475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7.844">
            <text:p>7.844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66465595172549">
            <text:p>8.6647</text:p>
          </table:table-cell>
          <table:table-cell table:style-name="ce7" office:value-type="float" office:value="2.691">
            <text:p>2.691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97253813948155">
            <text:p>2.9725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26.93">
            <text:p>26.9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9.4529443933898">
            <text:p>29.4529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7.844">
            <text:p>7.844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57886727893613">
            <text:p>8.5789</text:p>
          </table:table-cell>
          <table:table-cell table:style-name="ce8" table:formula="of:=[.Y25]" office:value-type="float" office:value="2.691">
            <text:p>2.691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94310706879362">
            <text:p>2.9431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26.93">
            <text:p>26.9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9.1613310825642">
            <text:p>29.1613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7.844">
            <text:p>7.844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49392799894666">
            <text:p>8.4939</text:p>
          </table:table-cell>
          <table:table-cell table:style-name="ce8" table:formula="of:=[.Y26]" office:value-type="float" office:value="2.691">
            <text:p>2.691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91396739484516">
            <text:p>2.914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26.93">
            <text:p>26.9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8.8726050322418">
            <text:p>28.8726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7.844">
            <text:p>7.844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0982970192739">
            <text:p>8.4098</text:p>
          </table:table-cell>
          <table:table-cell table:style-name="ce8" table:formula="of:=[.Y27]" office:value-type="float" office:value="2.691">
            <text:p>2.691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88511623251996">
            <text:p>2.885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26.93">
            <text:p>26.9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8.5867376556849">
            <text:p>28.5867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7.844">
            <text:p>7.844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2656406131425">
            <text:p>8.3266</text:p>
          </table:table-cell>
          <table:table-cell table:style-name="ce8" table:formula="of:=[.Y28]" office:value-type="float" office:value="2.691">
            <text:p>2.691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85655072526729">
            <text:p>2.8566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26.93">
            <text:p>26.93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28.303700649193">
            <text:p>28.3037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7.844">
            <text:p>7.844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441228329844">
            <text:p>8.2441</text:p>
          </table:table-cell>
          <table:table-cell table:style-name="ce8" table:formula="of:=[.Y29]" office:value-type="float" office:value="2.691">
            <text:p>2.691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8282680448191">
            <text:p>2.828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26.93">
            <text:p>26.9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8.0234659893">
            <text:p>28.0235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7.844">
            <text:p>7.844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16249785444">
            <text:p>8.1625</text:p>
          </table:table-cell>
          <table:table-cell table:style-name="ce8" table:formula="of:=[.Y30]" office:value-type="float" office:value="2.691">
            <text:p>2.691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80026539091">
            <text:p>2.8003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26.93">
            <text:p>26.9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7.74600593">
            <text:p>27.7460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7.844">
            <text:p>7.844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081681044">
            <text:p>8.0817</text:p>
          </table:table-cell>
          <table:table-cell table:style-name="ce8" table:formula="of:=[.Y31]" office:value-type="float" office:value="2.691">
            <text:p>2.691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772539991">
            <text:p>2.7725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26.93">
            <text:p>26.9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7.471293">
            <text:p>27.4713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7.844">
            <text:p>7.844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016644">
            <text:p>8.0017</text:p>
          </table:table-cell>
          <table:table-cell table:style-name="ce8" table:formula="of:=[.Y32]" office:value-type="float" office:value="2.691">
            <text:p>2.691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7450891">
            <text:p>2.745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26.93">
            <text:p>26.9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7.1993">
            <text:p>27.1993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7.844">
            <text:p>7.844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2244">
            <text:p>7.9224</text:p>
          </table:table-cell>
          <table:table-cell table:style-name="ce8" table:formula="of:=[.Y33]" office:value-type="float" office:value="2.691">
            <text:p>2.691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71791">
            <text:p>2.7179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26.93">
            <text:p>26.93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26.93">
            <text:p>26.930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7.844">
            <text:p>7.844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44">
            <text:p>7.8440</text:p>
          </table:table-cell>
          <table:table-cell table:style-name="ce8" table:formula="of:=[.Y34]" office:value-type="float" office:value="2.691">
            <text:p>2.691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691">
            <text:p>2.691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26.93">
            <text:p>26.93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26.6633663366337">
            <text:p>26.6634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7.844">
            <text:p>7.844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76633663366337">
            <text:p>7.7663</text:p>
          </table:table-cell>
          <table:table-cell table:style-name="ce8" table:formula="of:=[.Y35]" office:value-type="float" office:value="2.691">
            <text:p>2.691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66435643564356">
            <text:p>2.6644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26.93">
            <text:p>26.93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26.3993726105284">
            <text:p>26.3994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7.844">
            <text:p>7.844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68944221154789">
            <text:p>7.6894</text:p>
          </table:table-cell>
          <table:table-cell table:style-name="ce8" table:formula="of:=[.Y36]" office:value-type="float" office:value="2.691">
            <text:p>2.691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63797666895402">
            <text:p>2.6380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26.93">
            <text:p>26.9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6.1379926836915">
            <text:p>26.1380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7.844">
            <text:p>7.844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1330912034444">
            <text:p>7.6133</text:p>
          </table:table-cell>
          <table:table-cell table:style-name="ce8" table:formula="of:=[.Y37]" office:value-type="float" office:value="2.691">
            <text:p>2.691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61185808807329">
            <text:p>2.6119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26.93">
            <text:p>26.9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5.8792006769222">
            <text:p>25.8792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7.844">
            <text:p>7.844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3792982212321">
            <text:p>7.5379</text:p>
          </table:table-cell>
          <table:table-cell table:style-name="ce8" table:formula="of:=[.Y38]" office:value-type="float" office:value="2.691">
            <text:p>2.691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58599810700326">
            <text:p>2.5860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26.93">
            <text:p>26.93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25.6229709672497">
            <text:p>25.6230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7.844">
            <text:p>7.844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46329685358734">
            <text:p>7.4633</text:p>
          </table:table-cell>
          <table:table-cell table:style-name="ce8" table:formula="of:=[.Y39]" office:value-type="float" office:value="2.691">
            <text:p>2.691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56039416534976">
            <text:p>2.5604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26.93">
            <text:p>26.9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5.3692781853958">
            <text:p>25.3693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7.844">
            <text:p>7.844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389402825334">
            <text:p>7.3894</text:p>
          </table:table-cell>
          <table:table-cell table:style-name="ce8" table:formula="of:=[.Y40]" office:value-type="float" office:value="2.691">
            <text:p>2.691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53504372806907">
            <text:p>2.5350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26.93">
            <text:p>26.9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5.1180972132632">
            <text:p>25.118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7.844">
            <text:p>7.844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1624042112277">
            <text:p>7.3162</text:p>
          </table:table-cell>
          <table:table-cell table:style-name="ce8" table:formula="of:=[.Y41]" office:value-type="float" office:value="2.691">
            <text:p>2.691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5099442852169">
            <text:p>2.5099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26.93">
            <text:p>26.9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4.8694031814487">
            <text:p>24.8694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7.844">
            <text:p>7.844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4380239715126">
            <text:p>7.2438</text:p>
          </table:table-cell>
          <table:table-cell table:style-name="ce8" table:formula="of:=[.Y42]" office:value-type="float" office:value="2.691">
            <text:p>2.691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4850933516999">
            <text:p>2.485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26.93">
            <text:p>26.9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4.6231714667809">
            <text:p>24.623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7.844">
            <text:p>7.844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17208158133788">
            <text:p>7.1721</text:p>
          </table:table-cell>
          <table:table-cell table:style-name="ce8" table:formula="of:=[.Y43]" office:value-type="float" office:value="2.691">
            <text:p>2.691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46048846702961">
            <text:p>2.4605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26.93">
            <text:p>26.9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4.379377689882">
            <text:p>24.379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7.844">
            <text:p>7.844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0107087261176">
            <text:p>7.1011</text:p>
          </table:table-cell>
          <table:table-cell table:style-name="ce8" table:formula="of:=[.Y44]" office:value-type="float" office:value="2.691">
            <text:p>2.691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43612719507882">
            <text:p>2.436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048018">
            <text:p>1048018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24.82">
            <text:p>24.82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7.4167211527061">
            <text:p>27.416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24.82">
            <text:p>24.82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7.1452684680258">
            <text:p>27.1453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24.82">
            <text:p>24.82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6.876503433689">
            <text:p>26.8765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24.82">
            <text:p>24.82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6.610399439296">
            <text:p>26.610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24.82">
            <text:p>24.82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6.3469301379168">
            <text:p>26.3469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24.82">
            <text:p>24.82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6.086069443482">
            <text:p>26.0861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24.82">
            <text:p>24.82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5.8277915282">
            <text:p>25.827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24.82">
            <text:p>24.82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5.57207082">
            <text:p>25.5721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24.82">
            <text:p>24.82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5.318882">
            <text:p>25.318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24.82">
            <text:p>24.82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5.0682">
            <text:p>25.0682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24.82">
            <text:p>24.82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4.82">
            <text:p>24.82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24.82">
            <text:p>24.82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4.5742574257426">
            <text:p>24.5743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24.82">
            <text:p>24.82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4.3309479462798">
            <text:p>24.3309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24.82">
            <text:p>24.82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4.0900474715641">
            <text:p>24.0900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24.82">
            <text:p>24.82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3.8515321500635">
            <text:p>23.851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24.82">
            <text:p>24.82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3.6153783663995">
            <text:p>23.6154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24.82">
            <text:p>24.82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3.3815627390094">
            <text:p>23.381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24.82">
            <text:p>24.82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3.1500621178311">
            <text:p>23.150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24.82">
            <text:p>24.82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2.920853582011">
            <text:p>22.920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24.82">
            <text:p>24.82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2.6939144376346">
            <text:p>22.6939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24.82">
            <text:p>24.82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2.4692222154798">
            <text:p>22.469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2015／07／20</text:date>, <text:time>12:23:2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20T12:23:27.75</dc:date>
    <meta:editing-duration>P61DT1H35M9S</meta:editing-duration>
    <meta:editing-cycles>208</meta:editing-cycles>
    <meta:generator>OpenOffice/4.1.1$Win32 OpenOffice.org_project/411m6$Build-9775</meta:generator>
    <meta:document-statistic meta:table-count="9" meta:cell-count="4993" meta:object-count="0"/>
  </office:meta>
</office:document-meta>
</file>